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DejaVu Serif" fo:font-weight="normal" officeooo:rsid="0006cc8b" officeooo:paragraph-rsid="0006cc8b" style:font-weight-asian="normal" style:font-weight-complex="normal"/>
    </style:style>
    <style:style style:name="P2" style:family="paragraph" style:parent-style-name="Standard">
      <style:text-properties style:font-name="DejaVu Serif"/>
    </style:style>
    <style:style style:name="P3" style:family="paragraph" style:parent-style-name="Standard">
      <style:text-properties style:font-name="DejaVu Serif" officeooo:rsid="0005b637" officeooo:paragraph-rsid="0005b637"/>
    </style:style>
    <style:style style:name="P4" style:family="paragraph" style:parent-style-name="Standard">
      <style:text-properties style:font-name="DejaVu Serif" officeooo:rsid="0006cc8b" officeooo:paragraph-rsid="0006cc8b"/>
    </style:style>
    <style:style style:name="P5" style:family="paragraph" style:parent-style-name="Standard">
      <style:paragraph-properties fo:text-align="end" style:justify-single-word="false"/>
      <style:text-properties style:font-name="DejaVu Serif" officeooo:rsid="0006cc8b" officeooo:paragraph-rsid="0006cc8b"/>
    </style:style>
    <style:style style:name="P6" style:family="paragraph" style:parent-style-name="Standard">
      <style:paragraph-properties fo:text-align="center" style:justify-single-word="false"/>
      <style:text-properties style:font-name="DejaVu Serif" officeooo:rsid="0006cc8b" officeooo:paragraph-rsid="0006cc8b"/>
    </style:style>
    <style:style style:name="P7" style:family="paragraph" style:parent-style-name="Standard">
      <style:paragraph-properties fo:break-before="page"/>
      <style:text-properties style:font-name="DejaVu Serif"/>
    </style:style>
    <style:style style:name="P8" style:family="paragraph" style:parent-style-name="Text_20_body">
      <style:text-properties style:font-name="DejaVu Serif"/>
    </style:style>
    <style:style style:name="P9" style:family="paragraph" style:parent-style-name="Text_20_body" style:list-style-name="L2">
      <style:paragraph-properties fo:margin-top="0cm" fo:margin-bottom="0.146cm" loext:contextual-spacing="false"/>
      <style:text-properties style:font-name="DejaVu Serif"/>
    </style:style>
    <style:style style:name="P10" style:family="paragraph" style:parent-style-name="Text_20_body" style:list-style-name="L2">
      <style:paragraph-properties fo:margin-top="0cm" fo:margin-bottom="0.146cm" loext:contextual-spacing="false"/>
      <style:text-properties style:font-name="DejaVu Serif" officeooo:paragraph-rsid="0011b7b5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1" style:list-style-name="">
      <style:paragraph-properties fo:break-before="page"/>
      <style:text-properties officeooo:rsid="00094f3d" officeooo:paragraph-rsid="00094f3d"/>
    </style:style>
    <style:style style:name="P1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0a0002"/>
    </style:style>
    <style:style style:name="T2" style:family="text">
      <style:text-properties officeooo:rsid="000c20d0"/>
    </style:style>
    <style:style style:name="T3" style:family="text">
      <style:text-properties officeooo:rsid="0012582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Title"/>
      <text:p text:style-name="Title"/>
      <text:p text:style-name="Title"/>
      <text:p text:style-name="Title">smartTFT</text:p>
      <text:p text:style-name="P3"/>
      <text:p text:style-name="Subtitle"/>
      <text:p text:style-name="Subtitle"/>
      <text:p text:style-name="Subtitle"/>
      <text:p text:style-name="Subtitle"/>
      <text:p text:style-name="Subtitle">Control TFT and TFT Touch Displays remotely</text:p>
      <text:p text:style-name="P4"/>
      <text:p text:style-name="P4"/>
      <text:p text:style-name="P4"/>
      <text:p text:style-name="P2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6">Table of Contents</text:p>
          </text:index-title>
          <text:p text:style-name="P17"><text:a xlink:type="simple" xlink:href="#__RefHeading___Toc326_2537845226" text:style-name="Index_20_Link" text:visited-style-name="Index_20_Link">Brief description<text:tab/>3</text:a></text:p>
          <text:p text:style-name="P17"><text:a xlink:type="simple" xlink:href="#__RefHeading___Toc324_2537845226" text:style-name="Index_20_Link" text:visited-style-name="Index_20_Link">Proof of concept and 1st prototype<text:tab/>4</text:a></text:p>
          <text:p text:style-name="P12"><text:a xlink:type="simple" xlink:href="#__RefHeading___Toc351_2537845226" text:style-name="Index_20_Link" text:visited-style-name="Index_20_Link">Electronic components prototype<text:tab/>5</text:a></text:p>
          <text:p text:style-name="P15"><text:a xlink:type="simple" xlink:href="#__RefHeading___Toc365_2537845226" text:style-name="Index_20_Link" text:visited-style-name="Index_20_Link">Parts List<text:tab/>5</text:a></text:p>
        </text:index-body>
      </text:table-of-content>
      <text:p text:style-name="P2"/>
      <text:p text:style-name="P2"/>
      <text:h text:style-name="P14" text:outline-level="1"><text:bookmark-start text:name="__RefHeading___Toc326_2537845226"/>Brief description<text:bookmark-end text:name="__RefHeading___Toc326_2537845226"/></text:h>
      <text:p text:style-name="P8"/>
      <text:p text:style-name="P8">There is a lot of small and cheap color TFT displays around and with this project I want to give some of them the possibility to remotely control its content. Control is done by most common function calls of the Arduino GFX Library that are transferred to a µController that executes them.</text:p>
      <text:p text:style-name="P8"><text:bookmark-start text:name="__RefHeading___Toc345_2537845226"/>µControllers that may be used are several <text:span text:style-name="T1">typed of </text:span>Arduino (e.g. Pro Mini) and the ESP8266 Series as well as the ESP32xx Series SoCs.<text:bookmark-end text:name="__RefHeading___Toc345_2537845226"/></text:p>
      <text:p text:style-name="P8"><text:bookmark-start text:name="__RefHeading___Toc347_2537845226"/><text:s/><text:span text:style-name="T1">The displays that are suitable to use are the several 0.96“, 1.2“, 1.8“, 2.2“ … TFT displays and TFT displays with touch interface.</text:span><text:bookmark-end text:name="__RefHeading___Toc347_2537845226"/></text:p>
      <text:p text:style-name="P8"><text:bookmark-start text:name="__RefHeading___Toc349_2537845226"/>For more information about µControllers and displays see appendix A.<text:bookmark-end text:name="__RefHeading___Toc349_2537845226"/></text:p>
      <text:h text:style-name="P13" text:outline-level="1"><text:bookmark-start text:name="__RefHeading___Toc324_2537845226"/>Proof of concept and 1st prototype<text:bookmark-end text:name="__RefHeading___Toc324_2537845226"/></text:h>
      <text:p text:style-name="P8"/>
      <text:p text:style-name="P8">First prototype <text:span text:style-name="T1">and proof of concept </text:span>is <text:span text:style-name="T1">done with </text:span>a ST7735 <text:span text:style-name="T1">based </text:span>1.8" TFT with a<text:span text:style-name="T1">n</text:span> additional SD-card slot. </text:p>
      <text:p text:style-name="P8">As a µController an Arduino Pro Mini is used.</text:p>
      <text:p text:style-name="P8">Communication is done using the UART of the Arduino.</text:p>
      <text:p text:style-name="P8">A self-made case will hold the components.</text:p>
      <text:p text:style-name="P8">A buzzer is used to realize an alarm-function, a LDR makes ist possible to change brightness of the display depending on ambient light.</text:p>
      <text:p text:style-name="P8"/>
      <text:p text:style-name="P2"/>
      <text:p text:style-name="P2"/>
      <text:h text:style-name="P11" text:outline-level="2"><text:bookmark-start text:name="__RefHeading___Toc351_2537845226"/><text:span text:style-name="T3">Prototype </text:span>Electronic <text:span text:style-name="T3">Co</text:span>mponents<text:bookmark-end text:name="__RefHeading___Toc351_2537845226"/></text:h>
      <text:h text:style-name="Heading_20_3" text:outline-level="3"><text:bookmark-start text:name="__RefHeading___Toc365_2537845226"/>Parts List<text:bookmark-end text:name="__RefHeading___Toc365_2537845226"/></text:h>
      <text:p text:style-name="Text_20_body"/>
      <text:list xml:id="list3856628224" text:style-name="L2">
        <text:list-item>
          <text:p text:style-name="P10">1 x Arduino Pro Mini</text:p>
        </text:list-item>
        <text:list-item>
          <text:p text:style-name="P10">1 x 1.8" TFT with SD-slot</text:p>
        </text:list-item>
        <text:list-item>
          <text:p text:style-name="P9">2 x Levelshifter with 4 channels </text:p>
        </text:list-item>
        <text:list-item>
          <text:p text:style-name="P9">1 x Stepup/Stepdown Regulator 5 &lt;-&gt; 3V3 </text:p>
        </text:list-item>
        <text:list-item>
          <text:p text:style-name="P9">1 x LDR <text:s/></text:p>
        </text:list-item>
        <text:list-item>
          <text:p text:style-name="P9">1 x Buzzer </text:p>
        </text:list-item>
        <text:list-item>
          <text:p text:style-name="P9">1 x Resistor 10 kOhm </text:p>
        </text:list-item>
        <text:list-item>
          <text:p text:style-name="P9">2 x Resistor 4.7 kOhm</text:p>
        </text:list-item>
        <text:list-item>
          <text:p text:style-name="P9">1 x Resistor 100 Ohm </text:p>
        </text:list-item>
        <text:list-item>
          <text:p text:style-name="P9">2 x Ceramic Capacitor 100 nF </text:p>
        </text:list-item>
        <text:list-item>
          <text:p text:style-name="P9">1 x Proto-PCB 16 rows/32 columns (around 42 x 83 mm) </text:p>
        </text:list-item>
        <text:list-item>
          <text:p text:style-name="P9">1 x Proto-PCB 16 rows/6 columns (around 42 x 15 mm) <text:s/></text:p>
        </text:list-item>
        <text:list-item>
          <text:p text:style-name="P9">1 x Stereo Jack female 3.5 mm </text:p>
        </text:list-item>
        <text:list-item>
          <text:p text:style-name="P9">1 x DC Jack female 3.5 mm x 1.1 mm </text:p>
        </text:list-item>
        <text:list-item>
          <text:p text:style-name="P9">1 x 4x1 Pin Header </text:p>
        </text:list-item>
        <text:list-item>
          <text:p text:style-name="P9">a bunch of colored wires 0.14 mm</text:p>
        </text:list-item>
      </text:list>
      <text:p text:style-name="P8"/>
      <text:p text:style-name="P8"/>
      <text:p text:style-name="P8"/>
      <text:p text:style-name="P7"/>
      <text:p text:style-name="P2">Wiring via Levelshifter</text:p>
      <text:p text:style-name="P2">--</text:p>
      <text:p text:style-name="P2">| Arduino | Levelshifter| Levelshifter|1.8" TFT |</text:p>
      <text:p text:style-name="P2">|--|--|--|--|</text:p>
      <text:p text:style-name="P2">| Pin #10 |HV*| LV** | TFT_CS |</text:p>
      <text:p text:style-name="P2">| Pin #9 |HV| LV|TFT_RST |</text:p>
      <text:p text:style-name="P2">| Pin #8 |HV| LV|TFT_DC |</text:p>
      <text:p text:style-name="P2">| Pin #13 |HV| LV|TFT_SCL |</text:p>
      <text:p text:style-name="P2">| Pin #11 |HV| LV|TFT_SDA |</text:p>
      <text:p text:style-name="P2">| Pin #7 |HV| LV|SD_CS |</text:p>
      <text:p text:style-name="P2">| Pin #12 |HV| LV|SD_MISO |</text:p>
      <text:p text:style-name="P2">| Pin #11 |HV| LV|SD_MOSI|</text:p>
      <text:p text:style-name="P2">| Pin #13 |HV| LV|SD_SCL |</text:p>
      <text:p text:style-name="P2"/>
      <text:p text:style-name="P2">*HV means High Voltage Side</text:p>
      <text:p text:style-name="P2">**LV means Low Voltage Side</text:p>
      <text:p text:style-name="P2"/>
      <text:p text:style-name="P2">---</text:p>
      <text:p text:style-name="P2"/>
      <text:p text:style-name="P2">Because Vcc of the TFT is 5V **be aware** that **Jumper J1** on the back side of TFT is **open!** Otherwise the display is damaged.</text:p>
      <text:p text:style-name="P2"/>
      <text:p text:style-name="P2">Direct Wiring</text:p>
      <text:p text:style-name="P2">-- <text:s/></text:p>
      <text:p text:style-name="P2">|Arduino|Target 1 <text:s/>| Target 2| is for |</text:p>
      <text:p text:style-name="P2">|--|--|--|--|</text:p>
      <text:p text:style-name="P2">|Pin #5 <text:s/>| 100 Ohm | buzzer | limit current |</text:p>
      <text:p text:style-name="P2">|Pin #6 <text:s/>| TFT LED+ | -- |dim backlight |</text:p>
      <text:p text:style-name="P2">|Pin A0 <text:s/>| LDR |-- | light sense |</text:p>
      <text:p text:style-name="P2">|Pin A0 <text:s/>| 10 kOhm |GND | pulldown|</text:p>
      <text:p text:style-name="P2"/>
      <text:p text:style-name="P2"/>
      <text:p text:style-name="P2"/>
      <text:p text:style-name="P2">Realized GFX-functions</text:p>
      <text:p text:style-name="P2">--</text:p>
      <text:p text:style-name="P2"><text:s/>- drawLine() </text:p>
      <text:p text:style-name="P2"><text:s/>- drawFastHLine() </text:p>
      <text:p text:style-name="P2"><text:s/>- drawFastVLine() </text:p>
      <text:p text:style-name="P2"><text:s/>- drawRect() </text:p>
      <text:p text:style-name="P2"><text:s/>- fillRect()</text:p>
      <text:p text:style-name="P2"><text:s/>- drawCircle() </text:p>
      <text:p text:style-name="P2"><text:s/>- fillCircle() </text:p>
      <text:p text:style-name="P2"><text:s/>- drawTriangle() </text:p>
      <text:p text:style-name="P2"><text:s/>- fillTriangle()</text:p>
      <text:p text:style-name="P2"><text:s/>- drawRoundRect() </text:p>
      <text:p text:style-name="P2"><text:s/>- fillRoundRect() </text:p>
      <text:p text:style-name="P2"><text:soft-page-break/><text:s/>- setRotation() </text:p>
      <text:p text:style-name="P2"><text:s/>- setTextWrap()</text:p>
      <text:p text:style-name="P2"><text:s/>- fillScreen() </text:p>
      <text:p text:style-name="P2"><text:s/>- setTextColor() </text:p>
      <text:p text:style-name="P2"><text:s/>- fillScreen() </text:p>
      <text:p text:style-name="P2"><text:s/>- invertDisplay()</text:p>
      <text:p text:style-name="P2"><text:s/>- drawCircleHelper() </text:p>
      <text:p text:style-name="P2"><text:s/>- fillCircleHelper() </text:p>
      <text:p text:style-name="P2"><text:s/>- drawBitmap() </text:p>
      <text:p text:style-name="P2"><text:s/>- drawChar()</text:p>
      <text:p text:style-name="P2"><text:s/>- setCursor() </text:p>
      <text:p text:style-name="P2"><text:s/>- setTextSize() </text:p>
      <text:p text:style-name="P2"><text:s/>- height() </text:p>
      <text:p text:style-name="P2"><text:s/>- width() </text:p>
      <text:p text:style-name="P2"><text:s/>- write() </text:p>
      <text:p text:style-name="P2"><text:s/>- drawPixel()</text:p>
      <text:p text:style-name="P2"><text:s/>- print() </text:p>
      <text:p text:style-name="P2"><text:s/>- println()</text:p>
      <text:p text:style-name="P2"/>
      <text:p text:style-name="P2">and. last but not least,</text:p>
      <text:p text:style-name="P2">- <text:s text:c="2"/>setbrightness()</text:p>
      <text:p text:style-name="P2"/>
      <text:p text:style-name="P2">for dimming backlight of the TFT Display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DejaVu Serif" fo:font-weight="normal" officeooo:rsid="0006cc8b" officeooo:paragraph-rsid="0006cc8b" style:font-weight-asian="normal" style:font-weight-complex="normal"/>
    </style:style>
    <style:style style:name="MP2" style:family="paragraph" style:parent-style-name="Standard">
      <style:paragraph-properties fo:text-align="end" style:justify-single-word="false"/>
      <style:text-properties style:font-name="DejaVu Serif" officeooo:rsid="0006cc8b" officeooo:paragraph-rsid="0006cc8b"/>
    </style:style>
    <style:style style:name="MP3" style:family="paragraph" style:parent-style-name="Standard">
      <style:paragraph-properties fo:text-align="center" style:justify-single-word="false"/>
      <style:text-properties style:font-name="DejaVu Serif" officeooo:rsid="0006cc8b" officeooo:paragraph-rsid="0006cc8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martTFT draft</text:p>
      </style:header>
      <style:footer>
        <text:p text:style-name="MP2">Version 2018/07/11</text:p>
        <text:p text:style-name="MP3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rk Schanz</meta:initial-creator>
    <meta:creation-date>2018-07-11T00:14:23.862458435</meta:creation-date>
    <meta:generator>LibreOffice/6.0.3.2$Linux_X86_64 LibreOffice_project/00m0$Build-2</meta:generator>
    <dc:date>2018-07-11T19:33:06.391735362</dc:date>
    <dc:creator>Dirk Schanz</dc:creator>
    <meta:editing-duration>PT4H18M59S</meta:editing-duration>
    <meta:editing-cycles>13</meta:editing-cycles>
    <meta:document-statistic meta:table-count="0" meta:image-count="0" meta:object-count="0" meta:page-count="7" meta:paragraph-count="98" meta:word-count="576" meta:character-count="3071" meta:non-whitespace-character-count="2541"/>
  </office:meta>
</office:document-meta>
</file>